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08bc" officeooo:paragraph-rsid="000508bc"/>
    </style:style>
    <style:style style:name="P2" style:family="paragraph" style:parent-style-name="Standard">
      <style:text-properties officeooo:rsid="0006b713" officeooo:paragraph-rsid="0006b713"/>
    </style:style>
    <style:style style:name="P3" style:family="paragraph" style:parent-style-name="Standard">
      <style:text-properties officeooo:rsid="0008415f" officeooo:paragraph-rsid="0008415f"/>
    </style:style>
    <style:style style:name="P4" style:family="paragraph" style:parent-style-name="Standard">
      <style:text-properties officeooo:paragraph-rsid="0008415f"/>
    </style:style>
    <style:style style:name="P5" style:family="paragraph" style:parent-style-name="Standard">
      <style:text-properties officeooo:paragraph-rsid="000930d7"/>
    </style:style>
    <style:style style:name="P6" style:family="paragraph" style:parent-style-name="Standard">
      <style:text-properties officeooo:rsid="000aaea9" officeooo:paragraph-rsid="000aaea9"/>
    </style:style>
    <style:style style:name="P7" style:family="paragraph" style:parent-style-name="Standard">
      <style:text-properties officeooo:paragraph-rsid="000aaea9"/>
    </style:style>
    <style:style style:name="P8" style:family="paragraph" style:parent-style-name="Standard">
      <style:text-properties officeooo:rsid="000aaea9" officeooo:paragraph-rsid="000aaea9" fo:background-color="#b4c7dc"/>
    </style:style>
    <style:style style:name="P9" style:family="paragraph" style:parent-style-name="Standard">
      <style:text-properties officeooo:rsid="0008415f" officeooo:paragraph-rsid="0008415f" fo:background-color="#b4c7dc"/>
    </style:style>
    <style:style style:name="T1" style:family="text">
      <style:text-properties officeooo:rsid="0008415f"/>
    </style:style>
    <style:style style:name="T2" style:family="text">
      <style:text-properties officeooo:rsid="000930d7"/>
    </style:style>
    <style:style style:name="T3" style:family="text">
      <style:text-properties officeooo:rsid="000aaea9"/>
    </style:style>
    <style:style style:name="T4" style:family="text">
      <style:text-properties officeooo:rsid="000b6ebe"/>
    </style:style>
    <style:style style:name="T5" style:family="text">
      <style:text-properties fo:background-color="#77bc65" loext:char-shading-value="0"/>
    </style:style>
    <style:style style:name="T6" style:family="text">
      <style:text-properties fo:background-color="#77bc65" loext:char-shading-value="0"/>
    </style:style>
    <style:style style:name="T7" style:family="text">
      <style:text-properties fo:background-color="#b4c7dc" loext:char-shading-value="0"/>
    </style:style>
    <style:style style:name="T8" style:family="text">
      <style:text-properties fo:background-color="#b4c7dc" loext:char-shading-value="0"/>
    </style:style>
    <style:style style:name="T9" style:family="text">
      <style:text-properties fo:font-weight="bold" style:font-weight-asian="bold" style:font-weight-complex="bold"/>
    </style:style>
    <style:style style:name="T10" style:family="text">
      <style:text-properties fo:font-weight="bold" officeooo:rsid="0008415f" style:font-weight-asian="bold" style:font-weight-complex="bold"/>
    </style:style>
    <style:style style:name="T11" style:family="text">
      <style:text-properties fo:font-weight="bold" officeooo:rsid="000930d7" style:font-weight-asian="bold" style:font-weight-complex="bold"/>
    </style:style>
    <style:style style:name="T12" style:family="text">
      <style:text-properties fo:font-weight="bold" officeooo:rsid="000aaea9" style:font-weight-asian="bold" style:font-weight-complex="bold"/>
    </style:style>
    <style:style style:name="T13" style:family="text">
      <style:text-properties fo:color="#5983b0" fo:font-weight="bold" style:font-weight-asian="bold" style:font-weight-complex="bold"/>
    </style:style>
    <style:style style:name="T14" style:family="text">
      <style:text-properties fo:color="#5983b0" fo:font-weight="bold" officeooo:rsid="0008415f" style:font-weight-asian="bold" style:font-weight-complex="bold"/>
    </style:style>
    <style:style style:name="T15" style:family="text">
      <style:text-properties fo:color="#5983b0" fo:font-weight="bold" officeooo:rsid="000930d7" style:font-weight-asian="bold" style:font-weight-complex="bold"/>
    </style:style>
    <style:style style:name="T16" style:family="text">
      <style:text-properties fo:color="#5983b0" fo:font-weight="bold" officeooo:rsid="000aaea9" style:font-weight-asian="bold" style:font-weight-complex="bold"/>
    </style:style>
    <style:style style:name="T17" style:family="text">
      <style:text-properties fo:color="#5983b0" fo:font-weight="normal" style:font-weight-asian="normal" style:font-weight-complex="normal"/>
    </style:style>
    <style:style style:name="T18" style:family="text">
      <style:text-properties fo:color="#5983b0" fo:font-weight="normal" fo:background-color="#b4c7dc" loext:char-shading-value="0" style:font-weight-asian="normal" style:font-weight-complex="normal"/>
    </style:style>
    <style:style style:name="T19" style:family="text">
      <style:text-properties fo:color="#5983b0" fo:font-weight="normal" fo:background-color="#b4c7dc" loext:char-shading-value="0" style:font-weight-asian="normal" style:font-weight-complex="normal"/>
    </style:style>
    <style:style style:name="T20" style:family="text">
      <style:text-properties fo:color="#000000" fo:font-weight="normal" fo:background-color="#b4c7dc" loext:char-shading-value="0" style:font-weight-asian="normal" style:font-weight-complex="normal"/>
    </style:style>
    <style:style style:name="T21" style:family="text">
      <style:text-properties fo:color="#000000" fo:font-weight="normal" fo:background-color="transparent" loext:char-shading-value="0"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3">1 </text:span>db.movies.find({},{_id:0}).pretty()</text:p>
      <text:p text:style-name="P1"><text:span text:style-name="T13">2 </text:span>db.movies.find({wirter:{$eq:"Quentin Tarantino"}},{_id:0})</text:p>
      <text:p text:style-name="P1"><text:span text:style-name="T13">3 </text:span>db.movies.find({actors:{$eq:"Brad Pitt"}},{_id:0}).pretty()</text:p>
      <text:p text:style-name="P1"><text:span text:style-name="T13">4 </text:span>db.movies.find({franchise:{$eq:"The Hobbit"}},{_id:0}).pretty()</text:p>
      <text:p text:style-name="P2"><text:span text:style-name="T13">5 </text:span>db.movies.find({year:{$gte:1990, $lt:2000}},{_id:0}).pretty()</text:p>
      <text:p text:style-name="P2"><text:span text:style-name="T13">6 </text:span>db.movies.find({year:{$gte:2000, $lt:2010}},{_id:0}).pretty()</text:p>
      <text:p text:style-name="P2"/>
      <text:p text:style-name="P2"><text:span text:style-name="T8">Actualizar datos</text:span></text:p>
      <text:p text:style-name="P2"/>
      <text:p text:style-name="P2"><text:span text:style-name="T13">1</text:span> db.movies.updateOne({title:"The Hobbit: An Unexpected Journey"},{$set:{synopsis:"A reclutant hobbit, Bilbo Baggins, sets out to the Lonely Mountain with a spirited group odwarves"}})</text:p>
      <text:p text:style-name="P2"><text:span text:style-name="T13">2 </text:span>db.movies.updateOne({title:"The Hobbit: The Desolation of Smaug"},{$set:{synopsis:"That night, Azog is summoned to Dol Guldur by the Necromancer, who commands him to marshal his forces for war, so Azog delegates the hunt for Thorin to his spawn Bolg. The following day, Beorn escorts the company to the borders of Mirkwood, where Gandalf discovers Black Speech imprinted on an old ruin. Heeding a promise he made to Galadriel"}})</text:p>
      <text:p text:style-name="P2"><text:span text:style-name="T13">3 </text:span>db.movies.updateOne({title:"Pupl Fiction"},{$set:{actors:"Samuel L. Jackson"}})</text:p>
      <text:p text:style-name="P2"/>
      <text:p text:style-name="P9">Búsquedas</text:p>
      <text:p text:style-name="P3"/>
      <text:p text:style-name="P3"><text:span text:style-name="T13">1 </text:span>db.movies.find({title:{$regex:"Hobbit"}}).pretty()</text:p>
      <text:p text:style-name="P4"><text:span text:style-name="T14">2</text:span><text:span text:style-name="T1">db.movies.find({synopsis:{$regex:"Gandalf"}}).pretty()</text:span></text:p>
      <text:p text:style-name="P3"><text:span text:style-name="T13">3 </text:span><text:span text:style-name="T21">db.movies.find({$and: [{synopsis:/night/}, {synopsis:{$not:/bear/}}]})</text:span></text:p>
      <text:p text:style-name="P5"><text:span text:style-name="T15">4 </text:span><text:span text:style-name="T2">db.movies.find({$or:[{synopsis:{$regex:"Bilbo"}},{synopsis:{$regex:"Dwarves"}}]}).pretty()</text:span></text:p>
      <text:p text:style-name="P5"><text:span text:style-name="T15">5</text:span><text:span text:style-name="T2"> db.movies.find({$and:[{synopsis:{$regex:"Beorn"}},{synopsis:{$regex:"Orc"}}]}).pretty()</text:span></text:p>
      <text:p text:style-name="P5"/>
      <text:p text:style-name="P8">Eliminar</text:p>
      <text:p text:style-name="P6"/>
      <text:p text:style-name="P6"><text:span text:style-name="T13">1</text:span> db.movies.deleteOne({title:"Pee Wee Herman's Big Adventure"})</text:p>
      <text:p text:style-name="P7"><text:span text:style-name="T16">2 </text:span><text:span text:style-name="T3">db.movies.deleteOne({title:"Avatar"})</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9T09:30:48.003483214</meta:creation-date>
    <meta:generator>LibreOffice/6.3.2.2$Linux_X86_64 LibreOffice_project/30$Build-2</meta:generator>
    <dc:date>2020-01-09T11:16:50.206450492</dc:date>
    <meta:editing-duration>PT22M51S</meta:editing-duration>
    <meta:editing-cycles>3</meta:editing-cycles>
    <meta:document-statistic meta:table-count="0" meta:image-count="0" meta:object-count="0" meta:page-count="1" meta:paragraph-count="19" meta:word-count="132" meta:character-count="1540" meta:non-whitespace-character-count="1427"/>
  </office:meta>
</office:document-meta>
</file>